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54f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f1f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6f8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7bc16" officeooo:paragraph-rsid="0067bc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6f89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16f89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67bc16" style:font-size-asian="10pt" style:font-size-complex="10pt"/>
    </style:style>
    <style:style style:name="P1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" fo:font-size="10pt" officeooo:paragraph-rsid="006df6a1" style:font-size-asian="10pt" style:font-size-complex="10pt"/>
    </style:style>
    <style:style style:name="P1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7bc16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df6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6f8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6df6a1" style:font-size-asian="10pt" style:font-name-complex="Arial3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16f89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3cd9d" fo:background-color="transparent" style:font-size-asian="10pt" style:font-weight-asian="normal" style:font-size-complex="10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loext:opacity="100%"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" style:family="text">
      <style:text-properties fo:color="#000000" loext:opacity="100%" style:font-name="Arial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5d97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bc16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981d1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a2ba6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d4bbb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dc588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067bc16"/>
    </style:style>
    <style:style style:name="T12" style:family="text">
      <style:text-properties officeooo:rsid="006a2ba6"/>
    </style:style>
    <style:style style:name="T13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5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6" style:family="text">
      <style:text-properties fo:font-weight="bold" officeooo:rsid="00149f96" style:font-weight-asian="bold" style:font-weight-complex="bold"/>
    </style:style>
    <style:style style:name="T17" style:family="text">
      <style:text-properties fo:font-weight="bold" officeooo:rsid="0024a0da" style:font-weight-asian="bold" style:font-weight-complex="bold"/>
    </style:style>
    <style:style style:name="T18" style:family="text">
      <style:text-properties fo:font-weight="bold" officeooo:rsid="0067bc16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officeooo:rsid="00704f2d"/>
    </style:style>
    <style:style style:name="T21" style:family="text">
      <style:text-properties officeooo:rsid="00716f89"/>
    </style:style>
    <style:style style:name="T22" style:family="text">
      <style:text-properties officeooo:rsid="0073cd9d"/>
    </style:style>
    <style:style style:name="T23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Fecha: $$DIA_SISTEMA$$ de $$MES_SISTEMA$$ de $$EJERCICIO_SISTEMA$$</text:p>
            <text:p text:style-name="P7">Número de expediente: $$V_NUMEXP$$</text:p>
            <text:p text:style-name="P9">Nombre del expediente: $$V_TITULOEXP$$</text:p>
            <text:p text:style-name="P10">Asunto: <text:span text:style-name="T21">Comunicación práctica de pruebas</text:span></text:p>
          </table:table-cell>
          <table:table-cell table:style-name="Tabla2.B1" office:value-type="string">
            <text:p text:style-name="P17">Destinatario/a: $$DEST_NOT$$</text:p>
            <text:p text:style-name="P17"/>
            <text:p text:style-name="P17">Dirección: $$DIR_DEST_NOT$$</text:p>
          </table:table-cell>
        </table:table-row>
      </table:table>
      <text:p text:style-name="P15"/>
      <text:p text:style-name="P5"/>
      <text:p text:style-name="P11"><text:span text:style-name="T4">Por </text:span><text:span text:style-name="T8">a</text:span><text:span text:style-name="T4">cuerdo del </text:span><text:span text:style-name="T8">ó</text:span><text:span text:style-name="T5">rgano</text:span><text:span text:style-name="T4"> </text:span><text:span text:style-name="T8">i</text:span><text:span text:style-name="T4">nstructor de fecha $$F_F_AAE$$ y de conformidad con lo dispuesto en </text:span><text:span text:style-name="T10">los</text:span><text:span text:style-name="T4"> art</text:span><text:span text:style-name="T7">ículo</text:span><text:span text:style-name="T10">s</text:span><text:span text:style-name="T4"> 7</text:span><text:span text:style-name="T10">7 y 7</text:span><text:span text:style-name="T4">8 de la Ley 39/2015, </text:span><text:span text:style-name="T9">de 1 de octubre, </text:span><text:span text:style-name="T4">del Procedimiento Administrativo Común de las Administraciones Públicas, se acordó la practica de las siguientes prueba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text:span text:style-name="T22">P</text:span><text:span text:style-name="T11">ruebas acordadas</text:span></text:p>
          </table:table-cell>
        </table:table-row>
        <table:table-row table:style-name="TableLine1536923239600">
          <table:table-cell table:style-name="Tabla1.A2" office:value-type="string">
            <text:p text:style-name="P18"><text:text-input text:description="JOOScript">${(datos.att0)!}</text:text-input><text:span text:style-name="T17"><text:script script:language="JOOScript">&lt;jooscript&gt;
&lt;insert-around element="table:table-row"&gt;
[#if PRUEBAS_EXT??]
[#assign PRUEBAS_EXT_AUXILIAR=PRUEBAS_EXT]
[/#if]
[#if TAB_PRUEBAS_EXT??]
[#assign PRUEBAS_EXT_AUXILIAR=TAB_PRUEBAS_EXT]
[/#if]
[#if PRUEBAS_EXT_AUXILIAR?? &amp;amp;&amp;amp; PRUEBAS_EXT_AUXILIAR?is_enumerable]
[#list PRUEBAS_EXT_AUXILIAR as datos]
&lt;content/&gt;
[/#list]
[/#if]
&lt;/insert-around&gt;
&lt;/jooscript&gt;
</text:script></text:span></text:p>
          </table:table-cell>
        </table:table-row>
      </table:table>
      <text:p text:style-name="P8"/>
      <text:p text:style-name="P11"><text:span text:style-name="T6">E</text:span><text:span text:style-name="T4">mplazándole para la realización de las mismas el día $$FECHA_PRUEBAS_EXT$$ a las $$HORA_PRUEBAS_EXT$$ horas en $$LUGAR_PRUEBAS_EXT$$. </text:span></text:p>
      <text:p text:style-name="P6">A dicho <text:span text:style-name="T12">a</text:span>cto podrá acudir asistido de los/<text:span text:style-name="T12">las</text:span> técnicos/<text:span text:style-name="T12">as</text:span> que considere oportunos.</text:p>
      <text:p text:style-name="P6"><text:span text:style-name="T19">[En caso de que, a petición del interesado, deban efectuarse pruebas cuya realización implique gastos que no deba soportar la Administración y ésta exija el anticipo de los mismos]</text:span>Habida cuenta de que la práctica de las pruebas propuestas por el interesado y admitidas conlleva los siguientes gastos:</text:p>
      <text:p text:style-name="P6">$$GASTOS_PRUEBA_EXT$$</text:p>
      <text:p text:style-name="P6">Se le hace saber que, <text:span text:style-name="T20">en virtud del artículo 78.3 de la Ley 39/2015, de 1 de octubre, </text:span>con carácter previo a la práctica de la <text:span text:style-name="T20">prueba</text:span>, deberá haber consignado, como reserva a cuenta de la liquidación definitiva el importe de $$IMP_RESERVA_EXT$$ en la siguiente cuenta bancaria:</text:p>
      <text:p text:style-name="P6">$$CUENTA_INGRESO$$</text:p>
      <text:p text:style-name="P6"/>
      <text:p text:style-name="P16"><text:span text:style-name="Fuente_20_de_20_párrafo_20_predeter."><text:span text:style-name="T1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4"><text:text-input text:description="JOOScript">${(FIRMANTES_FDO_AUXILIAR)!}</text:text-input></text:span></text:span><text:span text:style-name="T16"><text:s/></text:span><text:span text:style-name="Fuente_20_de_20_párrafo_20_predeter."><text:span text:style-name="T15"><text:text-input text:description="JOOScript">${(FIRMANTES_AUXILIAR)!}</text:text-input></text:span></text:span><text:span text:style-name="Fuente_20_de_20_párrafo_20_predeter."><text:span text:style-name="T15"><text:s/></text:span></text:span></text:p>
      <text:p text:style-name="P12"><text:span text:style-name="Fuente_20_de_20_párrafo_20_predeter."><text:span text:style-name="T2"><text:text-input text:description="JOOScript">${(FIRMANTE_DELEGACION_AUXILIAR)!}</text:text-input></text:span></text:span><text:span text:style-name="Fuente_20_de_20_párrafo_20_predeter."><text:span text:style-name="T2"><text:s/></text:span></text:span></text:p>
      <text:p text:style-name="P14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2" meta:image-count="0" meta:object-count="0" meta:page-count="1" meta:paragraph-count="23" meta:word-count="212" meta:character-count="1579" meta:non-whitespace-character-count="1394"/>
  </office:meta>
</office:document-meta>
</file>